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4532f" officeooo:paragraph-rsid="0004532f"/>
    </style:style>
    <style:style style:name="P2" style:family="paragraph" style:parent-style-name="Standard">
      <style:paragraph-properties fo:text-align="end" style:justify-single-word="false" style:writing-mode="rl-tb"/>
      <style:text-properties officeooo:rsid="00055334" officeooo:paragraph-rsid="00055334"/>
    </style:style>
    <style:style style:name="P3" style:family="paragraph" style:parent-style-name="Standard">
      <style:paragraph-properties fo:text-align="end" style:justify-single-word="false" style:writing-mode="rl-tb"/>
      <style:text-properties officeooo:rsid="0006460f" officeooo:paragraph-rsid="0006460f"/>
    </style:style>
    <style:style style:name="P4" style:family="paragraph" style:parent-style-name="Standard">
      <style:paragraph-properties fo:text-align="end" style:justify-single-word="false" style:writing-mode="rl-tb"/>
      <style:text-properties officeooo:rsid="000736ba" officeooo:paragraph-rsid="000736ba"/>
    </style:style>
    <style:style style:name="P5" style:family="paragraph" style:parent-style-name="Standard">
      <style:paragraph-properties fo:text-align="end" style:justify-single-word="false" style:writing-mode="rl-tb"/>
      <style:text-properties officeooo:rsid="00073b2f" officeooo:paragraph-rsid="00073b2f"/>
    </style:style>
    <style:style style:name="P6" style:family="paragraph" style:parent-style-name="Standard">
      <style:paragraph-properties fo:text-align="end" style:justify-single-word="false" style:writing-mode="rl-tb"/>
      <style:text-properties officeooo:rsid="00073dec" officeooo:paragraph-rsid="00073dec"/>
    </style:style>
    <style:style style:name="P7" style:family="paragraph" style:parent-style-name="Standard">
      <style:paragraph-properties fo:text-align="end" style:justify-single-word="false" style:writing-mode="rl-tb"/>
      <style:text-properties officeooo:rsid="00082cd2" officeooo:paragraph-rsid="00082cd2"/>
    </style:style>
    <style:style style:name="P8" style:family="paragraph" style:parent-style-name="Standard">
      <style:paragraph-properties fo:text-align="end" style:justify-single-word="false" style:writing-mode="rl-tb"/>
      <style:text-properties officeooo:rsid="00097d5e" officeooo:paragraph-rsid="00097d5e"/>
    </style:style>
    <style:style style:name="P9" style:family="paragraph" style:parent-style-name="Standard">
      <style:paragraph-properties fo:text-align="start" style:justify-single-word="false" style:writing-mode="lr-tb"/>
      <style:text-properties officeooo:rsid="0004532f" officeooo:paragraph-rsid="0004532f"/>
    </style:style>
    <style:style style:name="P10" style:family="paragraph" style:parent-style-name="Standard">
      <style:paragraph-properties fo:text-align="start" style:justify-single-word="false" style:writing-mode="lr-tb"/>
      <style:text-properties officeooo:rsid="00082cd2" officeooo:paragraph-rsid="00082cd2"/>
    </style:style>
    <style:style style:name="P11" style:family="paragraph" style:parent-style-name="Standard">
      <style:paragraph-properties fo:text-align="end" style:justify-single-word="false" style:writing-mode="rl-tb"/>
      <style:text-properties style:text-position="0% 100%" officeooo:rsid="00082cd2" officeooo:paragraph-rsid="00082cd2"/>
    </style:style>
    <style:style style:name="P12" style:family="paragraph" style:parent-style-name="Standard">
      <style:paragraph-properties fo:text-align="start" style:justify-single-word="false" style:writing-mode="lr-tb"/>
      <style:text-properties style:text-position="0% 100%" officeooo:rsid="00082cd2" officeooo:paragraph-rsid="00082cd2"/>
    </style:style>
    <style:style style:name="T1" style:family="text">
      <style:text-properties style:text-position="0% 100%" officeooo:rsid="00082cd2"/>
    </style:style>
    <style:style style:name="T2" style:family="text">
      <style:text-properties officeooo:rsid="00082cd2"/>
    </style:style>
    <style:style style:name="T3" style:family="text">
      <style:text-properties officeooo:rsid="00097d5e"/>
    </style:style>
    <style:style style:name="T4" style:family="text">
      <style:text-properties officeooo:rsid="000736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ؤالات پیشنهادی الگوریتم</text:p>
      <text:p text:style-name="P1">قسمت تحلیل زمانی، تقسیم و غلبه</text:p>
      <text:p text:style-name="P2">پیش نویس اول</text:p>
      <text:p text:style-name="P2"/>
      <text:p text:style-name="P1">سؤالات تئوری : </text:p>
      <text:p text:style-name="P1"/>
      <text:p text:style-name="P1">1. <text:span text:style-name="T1">در یک آرایه ی مرتب شده به طول n عنصری را بیابید که مقدار آن با شماره ی خانه ی آن برابر باشد.</text:span></text:p>
      <text:p text:style-name="P11">مثال : در آرایه ی </text:p>
      <text:p text:style-name="P12">{-1,0,3,5}</text:p>
      <text:p text:style-name="P11">سومین عنصر آرایه مقدار 3 دارد ;)</text:p>
      <text:p text:style-name="P11">توجه شود که الگوریتم شما باید از O(logn) باشد.</text:p>
      <text:p text:style-name="P1"/>
      <text:p text:style-name="P1">2. به طور خلاصه الگوریتم زیر را از نظر زمانی تحلیل کنید :</text:p>
      <text:p text:style-name="P1"/>
      <text:p text:style-name="P9">void sort(int *array, int size){</text:p>
      <text:p text:style-name="P9"><text:tab/>for(int i = 0; i &lt; size; i++)</text:p>
      <text:p text:style-name="P9"><text:tab/><text:tab/>while(array[i] != i){</text:p>
      <text:p text:style-name="P9"><text:tab/><text:tab/><text:tab/>swap(array[i], array[array[i]]);</text:p>
      <text:p text:style-name="P9"><text:tab/><text:tab/>}</text:p>
      <text:p text:style-name="P9">}</text:p>
      <text:p text:style-name="P1">ورودی این تابع یک جایگشت از اعداد 0 تا n-1 است و خروجی این تابع یک آرایه ی مرتب شده است.</text:p>
      <text:p text:style-name="P1"/>
      <text:p text:style-name="P3">3. در یک دنباله ی اعداد، عدد غالب عددی است که بیش از n/2 بار تکرار شده باشد. الگوریتمی با O(logn) ارائه دهید که در یک دنباله اعداد <text:span text:style-name="T2">مرتب شده </text:span>به طول n در صورت وجود عدد غالب، آن عدد را پیدا کند.</text:p>
      <text:p text:style-name="P3">نکته : عدد غالب در صورت وجود، یکتاست :)</text:p>
      <text:p text:style-name="P3"/>
      <text:p text:style-name="P6">4. عنصر مینیمال : در یک آرایه ی یک بعدی از طول n خانه‌ای را مینیمال مینامیم که مقدار آن از دو خانه ی مجاور خود(درصورت وجود) کمتر باشد. الگوریتمی از O(logn) ارائه دهید که خانه ی مینیمال را در صورت وجود پیدا کند. در صورتی که بیش از یک خانه ی مینیمال وجود داشته باشد پیدا کردن یکی از آن‌ها کافی است :)</text:p>
      <text:p text:style-name="P6"/>
      <text:p text:style-name="P1">سؤالات عملی : </text:p>
      <text:p text:style-name="P1"/>
      <text:p text:style-name="P2">(پ.ن :‌ متن سؤالات عملی پس از تأیید تغییر خواهد کرد و در این قسمتن تنها صورت مسأله مطرح میشود)</text:p>
      <text:p text:style-name="P2"/>
      <text:p text:style-name="P7">1. <text:span text:style-name="T3">سؤال سطح ساده : UVa 11057 : از O(nlong) : نیاز به sort و binary search</text:span></text:p>
      <text:p text:style-name="P7"/>
      <text:p text:style-name="P10">Peter received money from his parents this week and wants to spend it all buying books. But he does not read a book so fast, because he likes to enjoy every single word while he is reading. In this way, it takes him a week to finish a book. As Peter receives money every two weeks, he decided to buy two books, then he can read them until receive more money. As he wishes to spend all the money, he should choose two books whose prices summed up are equal to the money that he has. It is a little bit difficult to find these books, so Peter asks your help to find them</text:p>
      <text:p text:style-name="P7"/>
      <text:p text:style-name="P8">2.<text:span text:style-name="T4"> سؤال سطح متوسط : شمارش تعداد فراخوانی های mergeSort:</text:span></text:p>
      <text:p text:style-name="P4"/>
      <text:p text:style-name="P5"><text:soft-page-break/>جایگشتی از [0,n-1] را بیابید که با اعمال الگوریتم mergeSort برروی آن دقیقاً k بار الگوریتم mergeSort به صورت بازگشتی فراخوانی شود</text:p>
      <text:p text:style-name="P5">ورودی : طول دنباله (n) و عدد k</text:p>
      <text:p text:style-name="P5">خروجی : یک جایگشت از [0, n-1]</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0:31:14.558029991</meta:creation-date>
    <dc:date>2019-02-26T09:00:32.621856540</dc:date>
    <meta:editing-duration>PT42M36S</meta:editing-duration>
    <meta:editing-cycles>8</meta:editing-cycles>
    <meta:generator>LibreOffice/6.0.6.2$Linux_X86_64 LibreOffice_project/00m0$Build-2</meta:generator>
    <meta:document-statistic meta:table-count="0" meta:image-count="0" meta:object-count="0" meta:page-count="2" meta:paragraph-count="28" meta:word-count="432" meta:character-count="2067" meta:non-whitespace-character-count="1652"/>
  </office:meta>
</office:document-meta>
</file>